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2.44pt"/>
    </style:style>
    <style:style style:name="co3" style:family="table-column">
      <style:table-column-properties fo:break-before="auto" style:column-width="344.49pt"/>
    </style:style>
    <style:style style:name="co4" style:family="table-column">
      <style:table-column-properties fo:break-before="auto" style:column-width="298.7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46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3"/>
        <table:table-column table:style-name="co1" table:default-cell-style-name="Default"/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Emission</text:p>
          </table:table-cell>
          <table:table-cell office:value-type="string" calcext:value-type="string">
            <text:p>Animateurs</text:p>
          </table:table-cell>
          <table:table-cell office:value-type="string" calcext:value-type="string">
            <text:p>Type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Bourdin Direct</text:p>
          </table:table-cell>
          <table:table-cell table:style-name="ce1" table:formula="of:=&quot;#### &lt;a name=&quot;&quot;rmc_live_&quot;&amp;[.E3]&amp;&quot;&quot;&quot;&gt;&lt;/a&gt;&quot;&amp;[.C3]" office:value-type="string" office:string-value="#### &lt;a name=&quot;rmc_live_Bourdin_Direct&quot;&gt;&lt;/a&gt;Bourdin Direct" calcext:value-type="string">
            <text:p>#### &lt;a name="rmc_live_Bourdin_Direct"&gt;&lt;/a&gt;Bourdin Direct</text:p>
          </table:table-cell>
          <table:table-cell table:formula="of:=SUBSTITUTE([.C3];&quot; &quot;;&quot;_&quot;)" office:value-type="string" office:string-value="Bourdin_Direct" calcext:value-type="string">
            <text:p>Bourdin_Direct</text:p>
          </table:table-cell>
          <table:table-cell table:formula="of:=&quot;[&quot;&amp;[.C3]&amp;&quot;]&quot;&amp;&quot;(#rmc_live_&quot;&amp;[.E3]&amp;&quot;)&quot;" office:value-type="string" office:string-value="[Bourdin Direct](#rmc_live_Bourdin_Direct)" calcext:value-type="string">
            <text:p>[Bourdin Direct](#rmc_live_Bourdin_Direct)</text:p>
          </table:table-cell>
          <table:table-cell office:value-type="string" calcext:value-type="string">
            <text:p>[Jean-Jacques Bourdin](https://fr.wikipedia.org/wiki/Jean-Jacques_Bourdin), [Charles Magnien](https://twitter.com/tcharlz?lang=fr) et [Matthieu Belliard](https://fr-fr.facebook.com/matthieu.belliard.73)</text:p>
          </table:table-cell>
          <table:table-cell office:value-type="string" calcext:value-type="string">
            <text:p>Débat, Info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Votre Jardin</text:p>
          </table:table-cell>
          <table:table-cell table:style-name="ce1" table:formula="of:=&quot;#### &lt;a name=&quot;&quot;rmc_live_&quot;&amp;[.E4]&amp;&quot;&quot;&quot;&gt;&lt;/a&gt;&quot;&amp;[.C4]" office:value-type="string" office:string-value="#### &lt;a name=&quot;rmc_live_Votre_Jardin&quot;&gt;&lt;/a&gt;Votre Jardin" calcext:value-type="string">
            <text:p>#### &lt;a name="rmc_live_Votre_Jardin"&gt;&lt;/a&gt;Votre Jardin</text:p>
          </table:table-cell>
          <table:table-cell table:formula="of:=SUBSTITUTE([.C4];&quot; &quot;;&quot;_&quot;)" office:value-type="string" office:string-value="Votre_Jardin" calcext:value-type="string">
            <text:p>Votre_Jardin</text:p>
          </table:table-cell>
          <table:table-cell table:formula="of:=&quot;[&quot;&amp;[.C4]&amp;&quot;]&quot;&amp;&quot;(#rmc_live_&quot;&amp;[.E4]&amp;&quot;)&quot;" office:value-type="string" office:string-value="[Votre Jardin](#rmc_live_Votre_Jardin)" calcext:value-type="string">
            <text:p>[Votre Jardin](#rmc_live_Votre_Jardin)</text:p>
          </table:table-cell>
          <table:table-cell/>
          <table:table-cell office:value-type="string" calcext:value-type="string">
            <text:p>Débat, thématique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Votre Maison</text:p>
          </table:table-cell>
          <table:table-cell table:style-name="ce1" table:formula="of:=&quot;#### &lt;a name=&quot;&quot;rmc_live_&quot;&amp;[.E5]&amp;&quot;&quot;&quot;&gt;&lt;/a&gt;&quot;&amp;[.C5]" office:value-type="string" office:string-value="#### &lt;a name=&quot;rmc_live_Votre_Maison&quot;&gt;&lt;/a&gt;Votre Maison" calcext:value-type="string">
            <text:p>#### &lt;a name="rmc_live_Votre_Maison"&gt;&lt;/a&gt;Votre Maison</text:p>
          </table:table-cell>
          <table:table-cell table:formula="of:=SUBSTITUTE([.C5];&quot; &quot;;&quot;_&quot;)" office:value-type="string" office:string-value="Votre_Maison" calcext:value-type="string">
            <text:p>Votre_Maison</text:p>
          </table:table-cell>
          <table:table-cell table:formula="of:=&quot;[&quot;&amp;[.C5]&amp;&quot;]&quot;&amp;&quot;(#rmc_live_&quot;&amp;[.E5]&amp;&quot;)&quot;" office:value-type="string" office:string-value="[Votre Maison](#rmc_live_Votre_Maison)" calcext:value-type="string">
            <text:p>[Votre Maison](#rmc_live_Votre_Maison)</text:p>
          </table:table-cell>
          <table:table-cell/>
          <table:table-cell office:value-type="string" calcext:value-type="string">
            <text:p>Débat, thématique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Vos animaux</text:p>
          </table:table-cell>
          <table:table-cell table:style-name="ce1" table:formula="of:=&quot;#### &lt;a name=&quot;&quot;rmc_live_&quot;&amp;[.E6]&amp;&quot;&quot;&quot;&gt;&lt;/a&gt;&quot;&amp;[.C6]" office:value-type="string" office:string-value="#### &lt;a name=&quot;rmc_live_Vos_animaux&quot;&gt;&lt;/a&gt;Vos animaux" calcext:value-type="string">
            <text:p>#### &lt;a name="rmc_live_Vos_animaux"&gt;&lt;/a&gt;Vos animaux</text:p>
          </table:table-cell>
          <table:table-cell table:formula="of:=SUBSTITUTE([.C6];&quot; &quot;;&quot;_&quot;)" office:value-type="string" office:string-value="Vos_animaux" calcext:value-type="string">
            <text:p>Vos_animaux</text:p>
          </table:table-cell>
          <table:table-cell table:formula="of:=&quot;[&quot;&amp;[.C6]&amp;&quot;]&quot;&amp;&quot;(#rmc_live_&quot;&amp;[.E6]&amp;&quot;)&quot;" office:value-type="string" office:string-value="[Vos animaux](#rmc_live_Vos_animaux)" calcext:value-type="string">
            <text:p>[Vos animaux](#rmc_live_Vos_animaux)</text:p>
          </table:table-cell>
          <table:table-cell/>
          <table:table-cell office:value-type="string" calcext:value-type="string">
            <text:p>Débat, thématique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Votre auto</text:p>
          </table:table-cell>
          <table:table-cell table:style-name="ce1" table:formula="of:=&quot;#### &lt;a name=&quot;&quot;rmc_live_&quot;&amp;[.E7]&amp;&quot;&quot;&quot;&gt;&lt;/a&gt;&quot;&amp;[.C7]" office:value-type="string" office:string-value="#### &lt;a name=&quot;rmc_live_Votre_auto&quot;&gt;&lt;/a&gt;Votre auto" calcext:value-type="string">
            <text:p>#### &lt;a name="rmc_live_Votre_auto"&gt;&lt;/a&gt;Votre auto</text:p>
          </table:table-cell>
          <table:table-cell table:formula="of:=SUBSTITUTE([.C7];&quot; &quot;;&quot;_&quot;)" office:value-type="string" office:string-value="Votre_auto" calcext:value-type="string">
            <text:p>Votre_auto</text:p>
          </table:table-cell>
          <table:table-cell table:formula="of:=&quot;[&quot;&amp;[.C7]&amp;&quot;]&quot;&amp;&quot;(#rmc_live_&quot;&amp;[.E7]&amp;&quot;)&quot;" office:value-type="string" office:string-value="[Votre auto](#rmc_live_Votre_auto)" calcext:value-type="string">
            <text:p>[Votre auto](#rmc_live_Votre_auto)</text:p>
          </table:table-cell>
          <table:table-cell/>
          <table:table-cell office:value-type="string" calcext:value-type="string">
            <text:p>Débat, thématique</text:p>
          </table:table-cell>
        </table:table-row>
        <table:table-row table:style-name="ro3">
          <table:table-cell table:number-columns-repeated="2"/>
          <table:table-cell table:style-name="ce1" office:value-type="string" calcext:value-type="string">
            <text:p>Les Grandes Gueles</text:p>
          </table:table-cell>
          <table:table-cell table:style-name="ce1" table:formula="of:=&quot;#### &lt;a name=&quot;&quot;rmc_live_&quot;&amp;[.E8]&amp;&quot;&quot;&quot;&gt;&lt;/a&gt;&quot;&amp;[.C8]" office:value-type="string" office:string-value="#### &lt;a name=&quot;rmc_live_Les_Grandes_Gueles&quot;&gt;&lt;/a&gt;Les Grandes Gueles" calcext:value-type="string">
            <text:p>#### &lt;a name="rmc_live_Les_Grandes_Gueles"&gt;&lt;/a&gt;Les Grandes Gueles</text:p>
          </table:table-cell>
          <table:table-cell table:formula="of:=SUBSTITUTE([.C8];&quot; &quot;;&quot;_&quot;)" office:value-type="string" office:string-value="Les_Grandes_Gueles" calcext:value-type="string">
            <text:p>Les_Grandes_Gueles</text:p>
          </table:table-cell>
          <table:table-cell table:formula="of:=&quot;[&quot;&amp;[.C8]&amp;&quot;]&quot;&amp;&quot;(#rmc_live_&quot;&amp;[.E8]&amp;&quot;)&quot;" office:value-type="string" office:string-value="[Les Grandes Gueles](#rmc_live_Les_Grandes_Gueles)" calcext:value-type="string">
            <text:p>[Les Grandes Gueles](#rmc_live_Les_Grandes_Gueles)</text:p>
          </table:table-cell>
          <table:table-cell office:value-type="string" calcext:value-type="string">
            <text:p>[Alain Marschall](https://fr.wikipedia.org/wiki/Alain_Marschall) et [Olivier Truchot](https://fr.wikipedia.org/wiki/Olivier_Truchot)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Les Grandes Gueles du Sport</text:p>
          </table:table-cell>
          <table:table-cell table:style-name="ce1" table:formula="of:=&quot;#### &lt;a name=&quot;&quot;rmc_live_&quot;&amp;[.E9]&amp;&quot;&quot;&quot;&gt;&lt;/a&gt;&quot;&amp;[.C9]" office:value-type="string" office:string-value="#### &lt;a name=&quot;rmc_live_Les_Grandes_Gueles_du_Sport&quot;&gt;&lt;/a&gt;Les Grandes Gueles du Sport" calcext:value-type="string">
            <text:p>#### &lt;a name="rmc_live_Les_Grandes_Gueles_du_Sport"&gt;&lt;/a&gt;Les Grandes Gueles du Sport</text:p>
          </table:table-cell>
          <table:table-cell table:formula="of:=SUBSTITUTE([.C9];&quot; &quot;;&quot;_&quot;)" office:value-type="string" office:string-value="Les_Grandes_Gueles_du_Sport" calcext:value-type="string">
            <text:p>Les_Grandes_Gueles_du_Sport</text:p>
          </table:table-cell>
          <table:table-cell table:formula="of:=&quot;[&quot;&amp;[.C9]&amp;&quot;]&quot;&amp;&quot;(#rmc_live_&quot;&amp;[.E9]&amp;&quot;)&quot;" office:value-type="string" office:string-value="[Les Grandes Gueles du Sport](#rmc_live_Les_Grandes_Gueles_du_Sport)" calcext:value-type="string">
            <text:p>[Les Grandes Gueles du Sport](#rmc_live_Les_Grandes_Gueles_du_Sport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Radio Brunet</text:p>
          </table:table-cell>
          <table:table-cell table:style-name="ce1" table:formula="of:=&quot;#### &lt;a name=&quot;&quot;rmc_live_&quot;&amp;[.E10]&amp;&quot;&quot;&quot;&gt;&lt;/a&gt;&quot;&amp;[.C10]" office:value-type="string" office:string-value="#### &lt;a name=&quot;rmc_live_Radio_Brunet&quot;&gt;&lt;/a&gt;Radio Brunet" calcext:value-type="string">
            <text:p>#### &lt;a name="rmc_live_Radio_Brunet"&gt;&lt;/a&gt;Radio Brunet</text:p>
          </table:table-cell>
          <table:table-cell table:formula="of:=SUBSTITUTE([.C10];&quot; &quot;;&quot;_&quot;)" office:value-type="string" office:string-value="Radio_Brunet" calcext:value-type="string">
            <text:p>Radio_Brunet</text:p>
          </table:table-cell>
          <table:table-cell table:formula="of:=&quot;[&quot;&amp;[.C10]&amp;&quot;]&quot;&amp;&quot;(#rmc_live_&quot;&amp;[.E10]&amp;&quot;)&quot;" office:value-type="string" office:string-value="[Radio Brunet](#rmc_live_Radio_Brunet)" calcext:value-type="string">
            <text:p>[Radio Brunet](#rmc_live_Radio_Brunet)</text:p>
          </table:table-cell>
          <table:table-cell office:value-type="string" calcext:value-type="string">
            <text:p>Eric Brunet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Les courses RMC</text:p>
          </table:table-cell>
          <table:table-cell table:style-name="ce1" table:formula="of:=&quot;#### &lt;a name=&quot;&quot;rmc_live_&quot;&amp;[.E11]&amp;&quot;&quot;&quot;&gt;&lt;/a&gt;&quot;&amp;[.C11]" office:value-type="string" office:string-value="#### &lt;a name=&quot;rmc_live_Les_courses_RMC&quot;&gt;&lt;/a&gt;Les courses RMC" calcext:value-type="string">
            <text:p>#### &lt;a name="rmc_live_Les_courses_RMC"&gt;&lt;/a&gt;Les courses RMC</text:p>
          </table:table-cell>
          <table:table-cell table:formula="of:=SUBSTITUTE([.C11];&quot; &quot;;&quot;_&quot;)" office:value-type="string" office:string-value="Les_courses_RMC" calcext:value-type="string">
            <text:p>Les_courses_RMC</text:p>
          </table:table-cell>
          <table:table-cell table:formula="of:=&quot;[&quot;&amp;[.C11]&amp;&quot;]&quot;&amp;&quot;(#rmc_live_&quot;&amp;[.E11]&amp;&quot;)&quot;" office:value-type="string" office:string-value="[Les courses RMC](#rmc_live_Les_courses_RMC)" calcext:value-type="string">
            <text:p>[Les courses RMC](#rmc_live_Les_courses_RMC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Motors</text:p>
          </table:table-cell>
          <table:table-cell table:style-name="ce1" table:formula="of:=&quot;#### &lt;a name=&quot;&quot;rmc_live_&quot;&amp;[.E12]&amp;&quot;&quot;&quot;&gt;&lt;/a&gt;&quot;&amp;[.C12]" office:value-type="string" office:string-value="#### &lt;a name=&quot;rmc_live_Motors&quot;&gt;&lt;/a&gt;Motors" calcext:value-type="string">
            <text:p>#### &lt;a name="rmc_live_Motors"&gt;&lt;/a&gt;Motors</text:p>
          </table:table-cell>
          <table:table-cell table:formula="of:=SUBSTITUTE([.C12];&quot; &quot;;&quot;_&quot;)" office:value-type="string" office:string-value="Motors" calcext:value-type="string">
            <text:p>Motors</text:p>
          </table:table-cell>
          <table:table-cell table:formula="of:=&quot;[&quot;&amp;[.C12]&amp;&quot;]&quot;&amp;&quot;(#rmc_live_&quot;&amp;[.E12]&amp;&quot;)&quot;" office:value-type="string" office:string-value="[Motors](#rmc_live_Motors)" calcext:value-type="string">
            <text:p>[Motors](#rmc_live_Motors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100% Bachelot</text:p>
          </table:table-cell>
          <table:table-cell table:style-name="ce1" table:formula="of:=&quot;#### &lt;a name=&quot;&quot;rmc_live_&quot;&amp;[.E13]&amp;&quot;&quot;&quot;&gt;&lt;/a&gt;&quot;&amp;[.C13]" office:value-type="string" office:string-value="#### &lt;a name=&quot;rmc_live_100%_Bachelot&quot;&gt;&lt;/a&gt;100% Bachelot" calcext:value-type="string">
            <text:p>#### &lt;a name="rmc_live_100%_Bachelot"&gt;&lt;/a&gt;100% Bachelot</text:p>
          </table:table-cell>
          <table:table-cell table:formula="of:=SUBSTITUTE([.C13];&quot; &quot;;&quot;_&quot;)" office:value-type="string" office:string-value="100%_Bachelot" calcext:value-type="string">
            <text:p>100%_Bachelot</text:p>
          </table:table-cell>
          <table:table-cell table:formula="of:=&quot;[&quot;&amp;[.C13]&amp;&quot;]&quot;&amp;&quot;(#rmc_live_&quot;&amp;[.E13]&amp;&quot;)&quot;" office:value-type="string" office:string-value="[100% Bachelot](#rmc_live_100%_Bachelot)" calcext:value-type="string">
            <text:p>[100% Bachelot](#rmc_live_100%_Bachelot)</text:p>
          </table:table-cell>
          <table:table-cell office:value-type="string" calcext:value-type="string">
            <text:p>Roseline Bachelot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Intégrale Sport</text:p>
          </table:table-cell>
          <table:table-cell table:style-name="ce1" table:formula="of:=&quot;#### &lt;a name=&quot;&quot;rmc_live_&quot;&amp;[.E14]&amp;&quot;&quot;&quot;&gt;&lt;/a&gt;&quot;&amp;[.C14]" office:value-type="string" office:string-value="#### &lt;a name=&quot;rmc_live_Intégrale_Sport&quot;&gt;&lt;/a&gt;Intégrale Sport" calcext:value-type="string">
            <text:p>#### &lt;a name="rmc_live_Intégrale_Sport"&gt;&lt;/a&gt;Intégrale Sport</text:p>
          </table:table-cell>
          <table:table-cell table:formula="of:=SUBSTITUTE([.C14];&quot; &quot;;&quot;_&quot;)" office:value-type="string" office:string-value="Intégrale_Sport" calcext:value-type="string">
            <text:p>Intégrale_Sport</text:p>
          </table:table-cell>
          <table:table-cell table:formula="of:=&quot;[&quot;&amp;[.C14]&amp;&quot;]&quot;&amp;&quot;(#rmc_live_&quot;&amp;[.E14]&amp;&quot;)&quot;" office:value-type="string" office:string-value="[Intégrale Sport](#rmc_live_Intégrale_Sport)" calcext:value-type="string">
            <text:p>[Intégrale Sport](#rmc_live_Intégrale_Sport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Super Moscato Show</text:p>
          </table:table-cell>
          <table:table-cell table:style-name="ce1" table:formula="of:=&quot;#### &lt;a name=&quot;&quot;rmc_live_&quot;&amp;[.E15]&amp;&quot;&quot;&quot;&gt;&lt;/a&gt;&quot;&amp;[.C15]" office:value-type="string" office:string-value="#### &lt;a name=&quot;rmc_live_Super_Moscato_Show&quot;&gt;&lt;/a&gt;Super Moscato Show" calcext:value-type="string">
            <text:p>#### &lt;a name="rmc_live_Super_Moscato_Show"&gt;&lt;/a&gt;Super Moscato Show</text:p>
          </table:table-cell>
          <table:table-cell table:formula="of:=SUBSTITUTE([.C15];&quot; &quot;;&quot;_&quot;)" office:value-type="string" office:string-value="Super_Moscato_Show" calcext:value-type="string">
            <text:p>Super_Moscato_Show</text:p>
          </table:table-cell>
          <table:table-cell table:formula="of:=&quot;[&quot;&amp;[.C15]&amp;&quot;]&quot;&amp;&quot;(#rmc_live_&quot;&amp;[.E15]&amp;&quot;)&quot;" office:value-type="string" office:string-value="[Super Moscato Show](#rmc_live_Super_Moscato_Show)" calcext:value-type="string">
            <text:p>[Super Moscato Show](#rmc_live_Super_Moscato_Show)</text:p>
          </table:table-cell>
          <table:table-cell office:value-type="string" calcext:value-type="string">
            <text:p>Vincent Moscato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Team Duga</text:p>
          </table:table-cell>
          <table:table-cell table:style-name="ce1" table:formula="of:=&quot;#### &lt;a name=&quot;&quot;rmc_live_&quot;&amp;[.E16]&amp;&quot;&quot;&quot;&gt;&lt;/a&gt;&quot;&amp;[.C16]" office:value-type="string" office:string-value="#### &lt;a name=&quot;rmc_live_Team_Duga&quot;&gt;&lt;/a&gt;Team Duga" calcext:value-type="string">
            <text:p>#### &lt;a name="rmc_live_Team_Duga"&gt;&lt;/a&gt;Team Duga</text:p>
          </table:table-cell>
          <table:table-cell table:formula="of:=SUBSTITUTE([.C16];&quot; &quot;;&quot;_&quot;)" office:value-type="string" office:string-value="Team_Duga" calcext:value-type="string">
            <text:p>Team_Duga</text:p>
          </table:table-cell>
          <table:table-cell table:formula="of:=&quot;[&quot;&amp;[.C16]&amp;&quot;]&quot;&amp;&quot;(#rmc_live_&quot;&amp;[.E16]&amp;&quot;)&quot;" office:value-type="string" office:string-value="[Team Duga](#rmc_live_Team_Duga)" calcext:value-type="string">
            <text:p>[Team Duga](#rmc_live_Team_Duga)</text:p>
          </table:table-cell>
          <table:table-cell office:value-type="string" calcext:value-type="string">
            <text:p>Christophe Duggary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Manu &amp; Coach</text:p>
          </table:table-cell>
          <table:table-cell table:style-name="ce1" table:formula="of:=&quot;#### &lt;a name=&quot;&quot;rmc_live_&quot;&amp;[.E17]&amp;&quot;&quot;&quot;&gt;&lt;/a&gt;&quot;&amp;[.C17]" office:value-type="string" office:string-value="#### &lt;a name=&quot;rmc_live_Manu_&amp;_Coach&quot;&gt;&lt;/a&gt;Manu &amp; Coach" calcext:value-type="string">
            <text:p>#### &lt;a name="rmc_live_Manu_&amp;_Coach"&gt;&lt;/a&gt;Manu &amp; Coach</text:p>
          </table:table-cell>
          <table:table-cell table:formula="of:=SUBSTITUTE([.C17];&quot; &quot;;&quot;_&quot;)" office:value-type="string" office:string-value="Manu_&amp;_Coach" calcext:value-type="string">
            <text:p>Manu_&amp;_Coach</text:p>
          </table:table-cell>
          <table:table-cell table:formula="of:=&quot;[&quot;&amp;[.C17]&amp;&quot;]&quot;&amp;&quot;(#rmc_live_&quot;&amp;[.E17]&amp;&quot;)&quot;" office:value-type="string" office:string-value="[Manu &amp; Coach](#rmc_live_Manu_&amp;_Coach)" calcext:value-type="string">
            <text:p>[Manu &amp; Coach](#rmc_live_Manu_&amp;_Coach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irect Laporte</text:p>
          </table:table-cell>
          <table:table-cell table:style-name="ce1" table:formula="of:=&quot;#### &lt;a name=&quot;&quot;rmc_live_&quot;&amp;[.E18]&amp;&quot;&quot;&quot;&gt;&lt;/a&gt;&quot;&amp;[.C18]" office:value-type="string" office:string-value="#### &lt;a name=&quot;rmc_live_Direct_Laporte&quot;&gt;&lt;/a&gt;Direct Laporte" calcext:value-type="string">
            <text:p>#### &lt;a name="rmc_live_Direct_Laporte"&gt;&lt;/a&gt;Direct Laporte</text:p>
          </table:table-cell>
          <table:table-cell table:formula="of:=SUBSTITUTE([.C18];&quot; &quot;;&quot;_&quot;)" office:value-type="string" office:string-value="Direct_Laporte" calcext:value-type="string">
            <text:p>Direct_Laporte</text:p>
          </table:table-cell>
          <table:table-cell table:formula="of:=&quot;[&quot;&amp;[.C18]&amp;&quot;]&quot;&amp;&quot;(#rmc_live_&quot;&amp;[.E18]&amp;&quot;)&quot;" office:value-type="string" office:string-value="[Direct Laporte](#rmc_live_Direct_Laporte)" calcext:value-type="string">
            <text:p>[Direct Laporte](#rmc_live_Direct_Laporte)</text:p>
          </table:table-cell>
          <table:table-cell office:value-type="string" calcext:value-type="string">
            <text:p>Bernard Laporte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Larqué Foot</text:p>
          </table:table-cell>
          <table:table-cell table:style-name="ce1" table:formula="of:=&quot;#### &lt;a name=&quot;&quot;rmc_live_&quot;&amp;[.E19]&amp;&quot;&quot;&quot;&gt;&lt;/a&gt;&quot;&amp;[.C19]" office:value-type="string" office:string-value="#### &lt;a name=&quot;rmc_live_Larqué_Foot&quot;&gt;&lt;/a&gt;Larqué Foot" calcext:value-type="string">
            <text:p>#### &lt;a name="rmc_live_Larqué_Foot"&gt;&lt;/a&gt;Larqué Foot</text:p>
          </table:table-cell>
          <table:table-cell table:formula="of:=SUBSTITUTE([.C19];&quot; &quot;;&quot;_&quot;)" office:value-type="string" office:string-value="Larqué_Foot" calcext:value-type="string">
            <text:p>Larqué_Foot</text:p>
          </table:table-cell>
          <table:table-cell table:formula="of:=&quot;[&quot;&amp;[.C19]&amp;&quot;]&quot;&amp;&quot;(#rmc_live_&quot;&amp;[.E19]&amp;&quot;)&quot;" office:value-type="string" office:string-value="[Larqué Foot](#rmc_live_Larqué_Foot)" calcext:value-type="string">
            <text:p>[Larqué Foot](#rmc_live_Larqué_Foot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Intégrale Foot</text:p>
          </table:table-cell>
          <table:table-cell table:style-name="ce1" table:formula="of:=&quot;#### &lt;a name=&quot;&quot;rmc_live_&quot;&amp;[.E20]&amp;&quot;&quot;&quot;&gt;&lt;/a&gt;&quot;&amp;[.C20]" office:value-type="string" office:string-value="#### &lt;a name=&quot;rmc_live_Intégrale_Foot&quot;&gt;&lt;/a&gt;Intégrale Foot" calcext:value-type="string">
            <text:p>#### &lt;a name="rmc_live_Intégrale_Foot"&gt;&lt;/a&gt;Intégrale Foot</text:p>
          </table:table-cell>
          <table:table-cell table:formula="of:=SUBSTITUTE([.C20];&quot; &quot;;&quot;_&quot;)" office:value-type="string" office:string-value="Intégrale_Foot" calcext:value-type="string">
            <text:p>Intégrale_Foot</text:p>
          </table:table-cell>
          <table:table-cell table:formula="of:=&quot;[&quot;&amp;[.C20]&amp;&quot;]&quot;&amp;&quot;(#rmc_live_&quot;&amp;[.E20]&amp;&quot;)&quot;" office:value-type="string" office:string-value="[Intégrale Foot](#rmc_live_Intégrale_Foot)" calcext:value-type="string">
            <text:p>[Intégrale Foot](#rmc_live_Intégrale_Foot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Basket Time</text:p>
          </table:table-cell>
          <table:table-cell table:style-name="ce1" table:formula="of:=&quot;#### &lt;a name=&quot;&quot;rmc_live_&quot;&amp;[.E21]&amp;&quot;&quot;&quot;&gt;&lt;/a&gt;&quot;&amp;[.C21]" office:value-type="string" office:string-value="#### &lt;a name=&quot;rmc_live_Basket_Time&quot;&gt;&lt;/a&gt;Basket Time" calcext:value-type="string">
            <text:p>#### &lt;a name="rmc_live_Basket_Time"&gt;&lt;/a&gt;Basket Time</text:p>
          </table:table-cell>
          <table:table-cell table:formula="of:=SUBSTITUTE([.C21];&quot; &quot;;&quot;_&quot;)" office:value-type="string" office:string-value="Basket_Time" calcext:value-type="string">
            <text:p>Basket_Time</text:p>
          </table:table-cell>
          <table:table-cell table:formula="of:=&quot;[&quot;&amp;[.C21]&amp;&quot;]&quot;&amp;&quot;(#rmc_live_&quot;&amp;[.E21]&amp;&quot;)&quot;" office:value-type="string" office:string-value="[Basket Time](#rmc_live_Basket_Time)" calcext:value-type="string">
            <text:p>[Basket Time](#rmc_live_Basket_Time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After Foot</text:p>
          </table:table-cell>
          <table:table-cell table:style-name="ce1" table:formula="of:=&quot;#### &lt;a name=&quot;&quot;rmc_live_&quot;&amp;[.E22]&amp;&quot;&quot;&quot;&gt;&lt;/a&gt;&quot;&amp;[.C22]" office:value-type="string" office:string-value="#### &lt;a name=&quot;rmc_live_After_Foot&quot;&gt;&lt;/a&gt;After Foot" calcext:value-type="string">
            <text:p>#### &lt;a name="rmc_live_After_Foot"&gt;&lt;/a&gt;After Foot</text:p>
          </table:table-cell>
          <table:table-cell table:formula="of:=SUBSTITUTE([.C22];&quot; &quot;;&quot;_&quot;)" office:value-type="string" office:string-value="After_Foot" calcext:value-type="string">
            <text:p>After_Foot</text:p>
          </table:table-cell>
          <table:table-cell table:formula="of:=&quot;[&quot;&amp;[.C22]&amp;&quot;]&quot;&amp;&quot;(#rmc_live_&quot;&amp;[.E22]&amp;&quot;)&quot;" office:value-type="string" office:string-value="[After Foot](#rmc_live_After_Foot)" calcext:value-type="string">
            <text:p>[After Foot](#rmc_live_After_Foot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Emission Religieuse</text:p>
          </table:table-cell>
          <table:table-cell table:style-name="ce1" table:formula="of:=&quot;#### &lt;a name=&quot;&quot;rmc_live_&quot;&amp;[.E23]&amp;&quot;&quot;&quot;&gt;&lt;/a&gt;&quot;&amp;[.C23]" office:value-type="string" office:string-value="#### &lt;a name=&quot;rmc_live_Emission_Religieuse&quot;&gt;&lt;/a&gt;Emission Religieuse" calcext:value-type="string">
            <text:p>#### &lt;a name="rmc_live_Emission_Religieuse"&gt;&lt;/a&gt;Emission Religieuse</text:p>
          </table:table-cell>
          <table:table-cell table:formula="of:=SUBSTITUTE([.C23];&quot; &quot;;&quot;_&quot;)" office:value-type="string" office:string-value="Emission_Religieuse" calcext:value-type="string">
            <text:p>Emission_Religieuse</text:p>
          </table:table-cell>
          <table:table-cell table:formula="of:=&quot;[&quot;&amp;[.C23]&amp;&quot;]&quot;&amp;&quot;(#rmc_live_&quot;&amp;[.E23]&amp;&quot;)&quot;" office:value-type="string" office:string-value="[Emission Religieuse](#rmc_live_Emission_Religieuse)" calcext:value-type="string">
            <text:p>[Emission Religieuse](#rmc_live_Emission_Religieuse)</text:p>
          </table:table-cell>
          <table:table-cell table:number-columns-repeated="2"/>
        </table:table-row>
        <table:table-row table:style-name="ro1" table:number-rows-repeated="104855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14:48:24.662560586</meta:creation-date>
    <dc:date>2017-02-16T15:08:58.755811329</dc:date>
    <meta:editing-duration>PT3S</meta:editing-duration>
    <meta:editing-cycles>1</meta:editing-cycles>
    <meta:document-statistic meta:table-count="1" meta:cell-count="101" meta:object-count="0"/>
    <meta:generator>LibreOffice/5.1.2.2$Linux_X86_64 LibreOffice_project/10m0$Build-2</meta:generator>
  </office:meta>
</office:document-meta>
</file>